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6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7.133cm"/>
    </style:style>
    <style:style style:name="co4" style:family="table-column">
      <style:table-column-properties fo:break-before="auto" style:column-width="7.636cm"/>
    </style:style>
    <style:style style:name="co5" style:family="table-column">
      <style:table-column-properties fo:break-before="auto" style:column-width="5.793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10.262cm"/>
    </style:style>
    <style:style style:name="co8" style:family="table-column">
      <style:table-column-properties fo:break-before="auto" style:column-width="1.787cm"/>
    </style:style>
    <style:style style:name="co9" style:family="table-column">
      <style:table-column-properties fo:break-before="auto" style:column-width="2.076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1.058cm" fo:break-before="auto" style:use-optimal-row-height="true"/>
    </style:style>
    <style:style style:name="ta1" style:family="table" style:master-page-name="PageStyle_5f_User_20_Acceptance_20_Testing">
      <style:table-properties table:display="true" style:writing-mode="lr-tb"/>
    </style:style>
    <style:style style:name="ta2" style:family="table" style:master-page-name="PageStyle_5f_Bilan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fo:border-bottom="0.74pt solid #000000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7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BASSE&quot;" style:apply-style-name="ConditionalStyle_5f_8" style:base-cell-address="'User Acceptance Testing'.F2"/>
    </style:style>
    <style:style style:name="ce13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BASSE&quot;" style:apply-style-name="ConditionalStyle_5f_8" style:base-cell-address="'User Acceptance Testing'.F2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ASSE&quot;" style:apply-style-name="ConditionalStyle_5f_8" style:base-cell-address="'User Acceptance Testing'.F2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=&quot;REJETÉ&quot;" style:apply-style-name="ConditionalStyle_5f_6" style:base-cell-address="'User Acceptance Testing'.G2"/>
    </style:style>
    <style:style style:name="ce16" style:family="table-cell" style:parent-style-name="Default" style:data-style-name="N0">
      <style:table-cell-properties fo:background-color="#ffc7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17" style:family="table-cell" style:parent-style-name="Default" style:data-style-name="N0">
      <style:table-cell-properties fo:background-color="#c6efc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18" style:family="table-cell" style:parent-style-name="Default" style:data-style-name="N0">
      <style:table-cell-properties fo:border-bottom="none" fo:background-color="#d9e1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REJETÉ&quot;" style:apply-style-name="ConditionalStyle_5f_6" style:base-cell-address="'User Acceptance Testing'.G2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REJETÉ&quot;" style:apply-style-name="ConditionalStyle_5f_6" style:base-cell-address="'User Acceptance Testing'.G2"/>
    </style:style>
    <style:style style:name="ce20" style:family="table-cell" style:parent-style-name="Defaul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35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ugo Poissonnier&quot;)" table:allow-empty-cell="true" table:display-list="unsorted" table:base-cell-address="Bilan.E10">
          <table:help-message table:display="true"/>
          <table:error-message table:message-type="stop" table:display="true"/>
        </table:content-validation>
        <table:content-validation table:name="val2" table:condition="of:cell-content-is-in-list(&quot;BASSE&quot;;&quot;MOYENNE&quot;;&quot;HAUTE&quot;)" table:allow-empty-cell="true" table:display-list="unsorted" table:base-cell-address="Bilan.F10">
          <table:help-message table:display="true"/>
          <table:error-message table:message-type="stop" table:display="true"/>
        </table:content-validation>
        <table:content-validation table:name="val3" table:condition="of:cell-content-is-in-list(&quot;ACCEPTÉ&quot;;&quot;REJETÉ&quot;)" table:allow-empty-cell="true" table:display-list="unsorted" table:base-cell-address="Bilan.G10">
          <table:help-message table:display="true"/>
          <table:error-message table:message-type="stop" table:display="true"/>
        </table:content-validation>
        <table:content-validation table:name="val4" table:base-cell-address="Bilan.H10">
          <table:help-message table:display="true"/>
          <table:error-message table:message-type="stop" table:display="true"/>
        </table:content-validation>
      </table:content-validations>
      <table:table table:name="User Acceptance Testin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2"/>
        <table:table-column table:style-name="co6" table:default-cell-style-name="ce15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Default"/>
        <table:table-row table:style-name="ro1">
          <table:table-cell/>
          <table:table-cell table:style-name="ce2" table:number-columns-spanned="8" table:number-rows-spanned="1"/>
          <table:covered-table-cell table:number-columns-repeated="7" table:style-name="ce2"/>
          <table:table-cell table:style-name="ce23" table:number-columns-repeated="15"/>
          <table:table-cell table:number-columns-repeated="1636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3" office:value-type="string" calcext:value-type="string">
            <text:p>Nom du projet :</text:p>
          </table:table-cell>
          <table:table-cell table:style-name="ce6" office:value-type="string" calcext:value-type="string" table:number-columns-spanned="2" table:number-rows-spanned="1">
            <text:p>Vacuum fleet</text:p>
          </table:table-cell>
          <table:covered-table-cell table:style-name="ce6"/>
          <table:table-cell/>
          <table:table-cell table:style-name="ce1" table:number-columns-repeated="2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Client/Utilisateur : </text:p>
          </table:table-cell>
          <table:table-cell table:style-name="ce6" office:value-type="string" calcext:value-type="string" table:number-columns-spanned="2" table:number-rows-spanned="1">
            <text:p>MKR</text:p>
          </table:table-cell>
          <table:covered-table-cell table:style-name="ce6"/>
          <table:table-cell table:number-columns-repeated="2"/>
          <table:table-cell table:style-name="ce1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Lead Developer :</text:p>
          </table:table-cell>
          <table:table-cell table:style-name="ce6" office:value-type="string" calcext:value-type="string" table:number-columns-spanned="2" table:number-rows-spanned="1">
            <text:p>MKR</text:p>
          </table:table-cell>
          <table:covered-table-cell table:style-name="ce6"/>
          <table:table-cell table:number-columns-repeated="16380"/>
        </table:table-row>
        <table:table-row table:style-name="ro2">
          <table:table-cell/>
          <table:table-cell table:style-name="ce3" office:value-type="string" calcext:value-type="string">
            <text:p>Lead QA/Tester :</text:p>
          </table:table-cell>
          <table:table-cell table:style-name="ce6" office:value-type="string" calcext:value-type="string" table:number-columns-spanned="2" table:number-rows-spanned="1">
            <text:p>MKR</text:p>
          </table:table-cell>
          <table:covered-table-cell table:style-name="ce6"/>
          <table:table-cell table:number-columns-repeated="2"/>
          <table:table-cell table:style-name="ce16" table:formula="of:=COUNTIF([.G10:.G30];&quot;REJETÉ&quot;)" office:value-type="float" office:value="3" calcext:value-type="float">
            <text:p>3</text:p>
          </table:table-cell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>
            <text:p>Date de parution :</text:p>
          </table:table-cell>
          <table:table-cell table:style-name="ce7" office:value-type="date" office:date-value="2023-04-09" calcext:value-type="date" table:number-columns-spanned="2" table:number-rows-spanned="1">
            <text:p>09/04/23</text:p>
          </table:table-cell>
          <table:covered-table-cell table:style-name="ce6"/>
          <table:table-cell table:number-columns-repeated="2"/>
          <table:table-cell table:style-name="ce17" table:formula="of:=COUNTIF([.G11:.G31];&quot;ACCEPTÉ&quot;)" office:value-type="float" office:value="5" calcext:value-type="float">
            <text:p>5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4" office:value-type="string" calcext:value-type="string">
            <text:p>Test #</text:p>
          </table:table-cell>
          <table:table-cell table:style-name="ce8" office:value-type="string" calcext:value-type="string">
            <text:p>Critère d'acceptation</text:p>
          </table:table-cell>
          <table:table-cell table:style-name="ce4" office:value-type="string" calcext:value-type="string">
            <text:p>Type de test</text:p>
          </table:table-cell>
          <table:table-cell table:style-name="ce4" office:value-type="string" calcext:value-type="string">
            <text:p>Responsable</text:p>
          </table:table-cell>
          <table:table-cell table:style-name="ce13" office:value-type="string" calcext:value-type="string">
            <text:p>Priorité</text:p>
          </table:table-cell>
          <table:table-cell table:style-name="ce18" office:value-type="string" calcext:value-type="string">
            <text:p>Test Result</text:p>
          </table:table-cell>
          <table:table-cell table:style-name="ce4" office:value-type="string" calcext:value-type="string">
            <text:p>Test Date</text:p>
          </table:table-cell>
          <table:table-cell table:style-name="ce8" office:value-type="string" calcext:value-type="string">
            <text:p>Comments</text:p>
          </table:table-cell>
          <table:table-cell table:number-columns-repeated="16375"/>
        </table:table-row>
        <table:table-row table:style-name="ro3">
          <table:table-cell/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Le logiciel répond-il aux besoins utilisateurs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REJE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Projet non terminé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0];1)" office:value-type="float" office:value="2" calcext:value-type="float">
            <text:p>2</text:p>
          </table:table-cell>
          <table:table-cell table:style-name="ce9" office:value-type="string" calcext:value-type="string">
            <text:p>Le logiciel répond-il en un temps raisonnable pour la tâche demandée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1];1)" office:value-type="float" office:value="3" calcext:value-type="float">
            <text:p>3</text:p>
          </table:table-cell>
          <table:table-cell table:style-name="ce9" office:value-type="string" calcext:value-type="string">
            <text:p>Le logiciel est-il facile à aborder et à utiliser ?</text:p>
          </table:table-cell>
          <table:table-cell table:style-name="ce5" office:value-type="string" calcext:value-type="string">
            <text:p>Utilisation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2];1)" office:value-type="float" office:value="4" calcext:value-type="float">
            <text:p>4</text:p>
          </table:table-cell>
          <table:table-cell table:style-name="ce9" office:value-type="string" calcext:value-type="string">
            <text:p>Le logiciel est-il capable de vérifier l’identité d’une personne avant d’autoriser l’accès ?</text:p>
          </table:table-cell>
          <table:table-cell table:style-name="ce5" office:value-type="string" calcext:value-type="string">
            <text:p>Sécur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3];1)" office:value-type="float" office:value="5" calcext:value-type="float">
            <text:p>5</text:p>
          </table:table-cell>
          <table:table-cell table:style-name="ce9" office:value-type="string" calcext:value-type="string">
            <text:p>Le logiciel est-il capable de résister à des tentatives d’accès non autorisées ?</text:p>
          </table:table-cell>
          <table:table-cell table:style-name="ce5" office:value-type="string" calcext:value-type="string">
            <text:p>Sécur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4">
          <table:table-cell/>
          <table:table-cell table:style-name="ce5" table:formula="of:=SUM([.B14];1)" office:value-type="float" office:value="6" calcext:value-type="float">
            <text:p>6</text:p>
          </table:table-cell>
          <table:table-cell table:style-name="ce9" office:value-type="string" calcext:value-type="string">
            <text:p>Le logiciel est-il composé de suffisamment de composants indépendant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ACCEP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OK</text:p>
          </table:table-cell>
          <table:table-cell table:number-columns-repeated="16375"/>
        </table:table-row>
        <table:table-row table:style-name="ro5">
          <table:table-cell/>
          <table:table-cell table:style-name="ce5" table:formula="of:=SUM([.B15];1)" office:value-type="float" office:value="7" calcext:value-type="float">
            <text:p>7</text:p>
          </table:table-cell>
          <table:table-cell table:style-name="ce9" office:value-type="string" calcext:value-type="string">
            <text:p>Le logiciel peut-il supporter des modifications raisonnables de son fonctionnement tout en maintenant ses fonctionnalité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REJE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KO</text:p>
          </table:table-cell>
          <table:table-cell table:number-columns-repeated="16375"/>
        </table:table-row>
        <table:table-row table:style-name="ro6">
          <table:table-cell/>
          <table:table-cell table:style-name="ce5" table:formula="of:=SUM([.B16];1)" office:value-type="float" office:value="8" calcext:value-type="float">
            <text:p>8</text:p>
          </table:table-cell>
          <table:table-cell table:style-name="ce9" office:value-type="string" calcext:value-type="string">
            <text:p>Le logiciel est-il suffisamment stable pour définir des critères de test et obtenir des résultats précis ?</text:p>
          </table:table-cell>
          <table:table-cell table:style-name="ce5" office:value-type="string" calcext:value-type="string">
            <text:p>Maintenabilité</text:p>
          </table:table-cell>
          <table:table-cell table:style-name="ce11" table:content-validation-name="val1" office:value-type="string" calcext:value-type="string">
            <text:p>Hugo Poissonnier</text:p>
          </table:table-cell>
          <table:table-cell table:style-name="ce14" table:content-validation-name="val2" office:value-type="string" calcext:value-type="string">
            <text:p>HAUTE</text:p>
          </table:table-cell>
          <table:table-cell table:style-name="ce19" table:content-validation-name="val3" office:value-type="string" calcext:value-type="string">
            <text:p>REJETÉ</text:p>
          </table:table-cell>
          <table:table-cell table:style-name="ce20" table:content-validation-name="val4" office:value-type="date" office:date-value="2023-04-09" calcext:value-type="date">
            <text:p>09/04/23</text:p>
          </table:table-cell>
          <table:table-cell table:style-name="ce22" office:value-type="string" calcext:value-type="string">
            <text:p>KO</text:p>
          </table:table-cell>
          <table:table-cell table:number-columns-repeated="16375"/>
        </table:table-row>
        <table:table-row table:style-name="ro7">
          <table:table-cell/>
          <table:table-cell table:style-name="ce5" table:formula="of:=SUM([.B17];1)" office:value-type="float" office:value="9" calcext:value-type="float">
            <text:p>9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18];1)" office:value-type="float" office:value="10" calcext:value-type="float">
            <text:p>10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19];1)" office:value-type="float" office:value="11" calcext:value-type="float">
            <text:p>11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0];1)" office:value-type="float" office:value="12" calcext:value-type="float">
            <text:p>12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1];1)" office:value-type="float" office:value="13" calcext:value-type="float">
            <text:p>13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2];1)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3];1)"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4];1)" office:value-type="float" office:value="16" calcext:value-type="float">
            <text:p>16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5];1)" office:value-type="float" office:value="17" calcext:value-type="float">
            <text:p>17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6];1)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7];1)" office:value-type="float" office:value="19" calcext:value-type="float">
            <text:p>19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>
          <table:table-cell/>
          <table:table-cell table:style-name="ce5" table:formula="of:=SUM([.B28];1)" office:value-type="float" office:value="20" calcext:value-type="float">
            <text:p>20</text:p>
          </table:table-cell>
          <table:table-cell table:style-name="ce9"/>
          <table:table-cell table:style-name="ce5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8">
          <table:table-cell/>
          <table:table-cell table:style-name="ce5" table:formula="of:=SUM([.B29];1)" office:value-type="float" office:value="21" calcext:value-type="float">
            <text:p>21</text:p>
          </table:table-cell>
          <table:table-cell table:style-name="ce9"/>
          <table:table-cell table:style-name="ce10"/>
          <table:table-cell table:style-name="ce11" table:content-validation-name="val1"/>
          <table:table-cell table:style-name="ce14" table:content-validation-name="val2"/>
          <table:table-cell table:style-name="ce19" table:content-validation-name="val3"/>
          <table:table-cell table:style-name="ce21"/>
          <table:table-cell table:style-name="ce22"/>
          <table:table-cell table:number-columns-repeated="16375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User Acceptance Testing'.G2:'User Acceptance Testing'.G2 'User Acceptance Testing'.G5:'User Acceptance Testing'.G1048576">
            <calcext:condition calcext:apply-style-name="ConditionalStyle_6" calcext:value="=&quot;REJETÉ&quot;" calcext:base-cell-address="'User Acceptance Testing'.G2"/>
          </calcext:conditional-format>
          <calcext:conditional-format calcext:target-range-address="'User Acceptance Testing'.G2:'User Acceptance Testing'.G2 'User Acceptance Testing'.G5:'User Acceptance Testing'.G1048576">
            <calcext:condition calcext:apply-style-name="ConditionalStyle_7" calcext:value="=&quot;ACCEPTÉ&quot;" calcext:base-cell-address="'User Acceptance Testing'.G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8" calcext:value="=&quot;BASSE&quot;" calcext:base-cell-address="'User Acceptance Testing'.F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9" calcext:value="=&quot;MOYENNE&quot;" calcext:base-cell-address="'User Acceptance Testing'.F2"/>
          </calcext:conditional-format>
          <calcext:conditional-format calcext:target-range-address="'User Acceptance Testing'.F2:'User Acceptance Testing'.F2 'User Acceptance Testing'.G6:'User Acceptance Testing'.G6 'User Acceptance Testing'.F4:'User Acceptance Testing'.F1048576">
            <calcext:condition calcext:apply-style-name="ConditionalStyle_10" calcext:value="=&quot;HAUTE&quot;" calcext:base-cell-address="'User Acceptance Testing'.F2"/>
          </calcext:conditional-format>
          <calcext:conditional-format calcext:target-range-address="'User Acceptance Testing'.G7:'User Acceptance Testing'.G7">
            <calcext:condition calcext:apply-style-name="ConditionalStyle_11" calcext:value="=&quot;BASSE&quot;" calcext:base-cell-address="'User Acceptance Testing'.G7"/>
          </calcext:conditional-format>
          <calcext:conditional-format calcext:target-range-address="'User Acceptance Testing'.G7:'User Acceptance Testing'.G7">
            <calcext:condition calcext:apply-style-name="ConditionalStyle_12" calcext:value="=&quot;MOYENNE&quot;" calcext:base-cell-address="'User Acceptance Testing'.G7"/>
          </calcext:conditional-format>
          <calcext:conditional-format calcext:target-range-address="'User Acceptance Testing'.G7:'User Acceptance Testing'.G7">
            <calcext:condition calcext:apply-style-name="ConditionalStyle_13" calcext:value="=&quot;HAUTE&quot;" calcext:base-cell-address="'User Acceptance Testing'.G7"/>
          </calcext:conditional-format>
        </calcext:conditional-formats>
      </table:table>
      <table:table table:name="Bilan" table:style-name="ta2">
        <table:table-column table:style-name="co9" table:number-columns-repeated="16384" table:default-cell-style-name="Default"/>
        <table:table-row table:style-name="ro2" table:number-rows-repeated="104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'User Acceptance Testing'.B9:'User Acceptance Testing'.I3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c6efce"/>
      <style:text-properties fo:color="#006100"/>
    </style:style>
    <style:style style:name="ConditionalStyle_5f_8" style:display-name="ConditionalStyle_8" style:family="table-cell" style:parent-style-name="Default">
      <style:table-cell-properties fo:background-color="#000000"/>
    </style:style>
    <style:style style:name="ConditionalStyle_5f_9" style:display-name="ConditionalStyle_9" style:family="table-cell" style:parent-style-name="Default">
      <style:table-cell-properties fo:background-color="#000000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000000"/>
      <style:text-properties fo:color="#ffffff"/>
    </style:style>
    <style:style style:name="ConditionalStyle_5f_11" style:display-name="ConditionalStyle_11" style:family="table-cell" style:parent-style-name="Default">
      <style:table-cell-properties fo:background-color="#000000"/>
    </style:style>
    <style:style style:name="ConditionalStyle_5f_12" style:display-name="ConditionalStyle_12" style:family="table-cell" style:parent-style-name="Default">
      <style:table-cell-properties fo:background-color="#000000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000000"/>
      <style:text-properties fo:color="#ffffff"/>
    </style:style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ilan" style:display-name="PageStyle_Bila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Acceptance_20_Testing" style:display-name="PageStyle_User Acceptance Test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4T07:25:40</meta:creation-date>
    <dc:language>en-US</dc:language>
    <dc:date>2023-04-10T15:01:55.208000000</dc:date>
    <meta:editing-cycles>5</meta:editing-cycles>
    <meta:editing-duration>PT25M41S</meta:editing-duration>
    <meta:generator>LibreOffice/7.5.1.2$Windows_X86_64 LibreOffice_project/fcbaee479e84c6cd81291587d2ee68cba099e129</meta:generator>
    <meta:document-statistic meta:table-count="2" meta:cell-count="97" meta:object-count="0"/>
    <meta:user-defined meta:name="AppVersion">15.0000</meta:user-defined>
  </office:meta>
</office:document-meta>
</file>